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ésultats" style:family="table">
      <style:table-properties style:width="17cm" table:align="margins"/>
    </style:style>
    <style:style style:name="Résultats.A" style:family="table-column">
      <style:table-column-properties style:column-width="5.667cm" style:rel-column-width="21845*"/>
    </style:style>
    <style:style style:name="Résultats.A1" style:family="table-cell">
      <style:table-cell-properties fo:padding="0.097cm" fo:border-left="0.05pt solid #000000" fo:border-right="none" fo:border-top="0.05pt solid #000000" fo:border-bottom="0.05pt solid #000000"/>
    </style:style>
    <style:style style:name="Résultats.C1" style:family="table-cell">
      <style:table-cell-properties fo:padding="0.097cm" fo:border="0.05pt solid #000000"/>
    </style:style>
    <style:style style:name="Résultats.A2" style:family="table-cell">
      <style:table-cell-properties fo:padding="0.097cm" fo:border-left="0.05pt solid #000000" fo:border-right="none" fo:border-top="none" fo:border-bottom="0.05pt solid #000000"/>
    </style:style>
    <style:style style:name="Résultat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4*"/>
    </style:style>
    <style:style style:name="Tableau1.B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4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tyle="normal" fo:font-weight="bold" officeooo:rsid="000bc1cd" officeooo:paragraph-rsid="000bc1cd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officeooo:rsid="000cbc3d" officeooo:paragraph-rsid="000cbc3d"/>
    </style:style>
    <style:style style:name="P3" style:family="paragraph" style:parent-style-name="Table_20_Contents">
      <style:text-properties officeooo:rsid="000cbc3d" officeooo:paragraph-rsid="000fbe8d"/>
    </style:style>
    <style:style style:name="P4" style:family="paragraph" style:parent-style-name="Table_20_Contents">
      <style:text-properties officeooo:rsid="000cbc3d" officeooo:paragraph-rsid="001237de"/>
    </style:style>
    <style:style style:name="P5" style:family="paragraph" style:parent-style-name="Table_20_Contents">
      <style:text-properties officeooo:rsid="000de6f7" officeooo:paragraph-rsid="000de6f7"/>
    </style:style>
    <style:style style:name="P6" style:family="paragraph" style:parent-style-name="Table_20_Contents">
      <style:text-properties officeooo:rsid="000fbe8d" officeooo:paragraph-rsid="000fbe8d"/>
    </style:style>
    <style:style style:name="P7" style:family="paragraph" style:parent-style-name="Table_20_Contents">
      <style:text-properties officeooo:rsid="00100b3a" officeooo:paragraph-rsid="00100b3a"/>
    </style:style>
    <style:style style:name="P8" style:family="paragraph" style:parent-style-name="Table_20_Contents">
      <style:text-properties officeooo:rsid="001237de" officeooo:paragraph-rsid="001237de"/>
    </style:style>
    <style:style style:name="P9" style:family="paragraph" style:parent-style-name="Table_20_Contents">
      <style:text-properties style:font-name="Liberation Sans"/>
    </style:style>
    <style:style style:name="P10" style:family="paragraph" style:parent-style-name="Table_20_Contents">
      <style:text-properties style:font-name="Liberation Sans" officeooo:rsid="001237de" officeooo:paragraph-rsid="001237de"/>
    </style:style>
    <style:style style:name="P11" style:family="paragraph" style:parent-style-name="Table_20_Contents">
      <style:text-properties style:font-name="Liberation Sans" officeooo:rsid="000cbc3d" officeooo:paragraph-rsid="00153615"/>
    </style:style>
    <style:style style:name="P12" style:family="paragraph" style:parent-style-name="Table_20_Contents">
      <style:text-properties style:font-name="Liberation Sans" officeooo:rsid="00153615" officeooo:paragraph-rsid="00153615"/>
    </style:style>
    <style:style style:name="P13" style:family="paragraph" style:parent-style-name="Table_20_Contents">
      <style:text-properties fo:color="#004586" style:font-name="Liberation Sans" officeooo:rsid="001237de" officeooo:paragraph-rsid="001237de"/>
    </style:style>
    <style:style style:name="P14" style:family="paragraph" style:parent-style-name="Table_20_Contents">
      <style:text-properties officeooo:rsid="0013583c" officeooo:paragraph-rsid="0013583c"/>
    </style:style>
    <style:style style:name="P15" style:family="paragraph" style:parent-style-name="Table_20_Contents">
      <style:text-properties fo:color="#000000" style:font-name="Liberation Sans" officeooo:rsid="001237de" officeooo:paragraph-rsid="00153615"/>
    </style:style>
    <style:style style:name="P16" style:family="paragraph" style:parent-style-name="Table_20_Contents">
      <style:paragraph-properties fo:background-color="#000000">
        <style:background-image/>
      </style:paragraph-properties>
      <style:text-properties style:font-name="Liberation Sans"/>
    </style:style>
    <style:style style:name="P17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fo:font-style="italic" fo:font-weight="bold" officeooo:rsid="000bc1cd" style:font-style-asian="italic" style:font-weight-asian="bold" style:font-style-complex="italic" style:font-weight-complex="bold"/>
    </style:style>
    <style:style style:name="T2" style:family="text">
      <style:text-properties officeooo:rsid="000cbc3d"/>
    </style:style>
    <style:style style:name="T3" style:family="text">
      <style:text-properties officeooo:rsid="000fbe8d"/>
    </style:style>
    <style:style style:name="T4" style:family="text">
      <style:text-properties officeooo:rsid="00100b3a"/>
    </style:style>
    <style:style style:name="T5" style:family="text">
      <style:text-properties officeooo:rsid="0013583c"/>
    </style:style>
    <style:style style:name="T6" style:family="text">
      <style:text-properties officeooo:rsid="00153615"/>
    </style:style>
    <style:style style:name="T7" style:family="text">
      <style:text-properties officeooo:rsid="001585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 projet</text:h>
      <text:p text:style-name="Standard"/>
      <text:p text:style-name="Standard"/>
      <text:h text:style-name="Heading_20_1" text:outline-level="1">Les fonctions</text:h>
      <text:p text:style-name="Text_20_body"/>
      <text:p text:style-name="Text_20_body"/>
      <text:h text:style-name="Heading_20_1" text:outline-level="1">Les résultats</text:h>
      <text:p text:style-name="Standard"/>
      <table:table table:name="Résultats" table:style-name="Résultats">
        <table:table-column table:style-name="Résultats.A" table:number-columns-repeated="3"/>
        <table:table-row>
          <table:table-cell table:style-name="Résultats.A1" office:value-type="string">
            <text:p text:style-name="Table_20_Contents"/>
          </table:table-cell>
          <table:table-cell table:style-name="Résultats.A1" office:value-type="string">
            <text:p text:style-name="P2">Meilleur hyperparamètre</text:p>
          </table:table-cell>
          <table:table-cell table:style-name="Résultats.C1" office:value-type="string">
            <text:p text:style-name="P3">Erreur réelle estimée <text:span text:style-name="T3">(valeur minimale trouvée)</text:span></text:p>
          </table:table-cell>
        </table:table-row>
        <table:table-row>
          <table:table-cell table:style-name="Résultats.A2" office:value-type="string">
            <text:p text:style-name="P2">Noyau Gaussien + Vecteur</text:p>
          </table:table-cell>
          <table:table-cell table:style-name="Résultats.A2" office:value-type="string">
            <text:p text:style-name="P6">Compris entre 1000 et 20 000, <text:span text:style-name="T4">multiple de 1000</text:span></text:p>
          </table:table-cell>
          <table:table-cell table:style-name="Résultats.C2" office:value-type="string">
            <text:p text:style-name="P6">0.132 </text:p>
          </table:table-cell>
        </table:table-row>
        <table:table-row>
          <table:table-cell table:style-name="Résultats.A2" office:value-type="string">
            <text:p text:style-name="P2">Noyau Gaussien </text:p>
            <text:p text:style-name="P2">+ Histogramme</text:p>
          </table:table-cell>
          <table:table-cell table:style-name="Résultats.A2" office:value-type="string">
            <text:p text:style-name="P5">Aucun hyperparamètre valide trouvé</text:p>
          </table:table-cell>
          <table:table-cell table:style-name="Résultats.C2" office:value-type="string">
            <text:p text:style-name="Table_20_Contents">//</text:p>
          </table:table-cell>
        </table:table-row>
        <table:table-row>
          <table:table-cell table:style-name="Résultats.A2" office:value-type="string">
            <text:p text:style-name="P2">Noyau Polynomial + Vecteur</text:p>
          </table:table-cell>
          <table:table-cell table:style-name="Résultats.A2" office:value-type="string">
            <text:p text:style-name="P6">Compris entre 1 et 10</text:p>
          </table:table-cell>
          <table:table-cell table:style-name="Résultats.C2" office:value-type="string">
            <text:p text:style-name="P6">0.171</text:p>
          </table:table-cell>
        </table:table-row>
        <table:table-row>
          <table:table-cell table:style-name="Résultats.A2" office:value-type="string">
            <text:p text:style-name="P2">Noyau Polynomial + Histogramme</text:p>
          </table:table-cell>
          <table:table-cell table:style-name="Résultats.A2" office:value-type="string">
            <text:p text:style-name="P6">Compris entre 1 et 10</text:p>
          </table:table-cell>
          <table:table-cell table:style-name="Résultats.C2" office:value-type="string">
            <text:p text:style-name="P7">0.2</text:p>
          </table:table-cell>
        </table:table-row>
      </table:table>
      <text:p text:style-name="Standard"/>
      <text:p text:style-name="Standard"/>
      <text:h text:style-name="P17" text:outline-level="2">Noyau Gaussien + Vecteur</text:h>
      <text:p text:style-name="P4"/>
      <text:p text:style-name="P8">Erreurs :</text:p>
      <text:p text:style-name="P8">[ 0.21428571 <text:s/>0.28571429 <text:s/>0.14285714 <text:s/>0.14285714 <text:s/>0.14285714 <text:s/>0.07142857</text:p>
      <text:p text:style-name="P8"><text:s text:c="2"/>0.07142857 <text:s/>0.07142857 <text:s/>0.14285714 <text:s/>0.07142857 <text:s/>0.14285714 <text:s/>0.14285714</text:p>
      <text:p text:style-name="P8"><text:s text:c="2"/>0.14285714 <text:s/>0.14285714 <text:s/>0. <text:s text:c="9"/>0.14285714 <text:s/>0.14285714 <text:s/>0.14285714</text:p>
      <text:p text:style-name="P8"><text:s text:c="2"/>0.14285714 <text:s/>0.14285714]</text:p>
      <text:p text:style-name="P8">Erreur moyenne: 0.132142857143</text:p>
      <text:p text:style-name="P8">Best hyperparametre = 15000</text:p>
      <text:p text:style-name="P8">Vecteur: kernel = &lt;function noyauGaussien at 0xb5dd517c&gt; <text:s/>h = 15000</text:p>
      <text:p text:style-name="P8">Classes predites: </text:p>
      <text:p text:style-name="P8">[-1. -1. -1. <text:s/>1. -1. <text:s/>1. <text:s/>1. <text:s/>1. <text:s/>1. -1. <text:s/>1. -1. -1. <text:s/>1. <text:s/>1. -1. <text:s/>1. <text:s/>1.</text:p>
      <text:p text:style-name="P8"><text:s/>-1. -1. <text:s/>1. <text:s/>1. -1. -1. <text:s/>1. <text:s/>1. -1. -1. <text:s/>1. <text:s/>1. <text:s/>1. -1. -1. -1. <text:s/>1. <text:s/>1.]</text:p>
      <text:p text:style-name="P4"/>
      <text:h text:style-name="P17" text:outline-level="2">Noyau Polynomial + Vecteur</text:h>
      <text:p text:style-name="P4"/>
      <text:p text:style-name="P8">Erreurs :</text:p>
      <text:p text:style-name="P8"><text:soft-page-break/>[ 0.14285714 <text:s/>0.14285714 <text:s/>0.14285714 <text:s/>0.14285714 <text:s/>0.14285714 <text:s/>0.21428571</text:p>
      <text:p text:style-name="P8"><text:s text:c="2"/>0.07142857 <text:s/>0.14285714 <text:s/>0.21428571 <text:s/>0.35714286]</text:p>
      <text:p text:style-name="P8">Erreur moyenne: 0.171428571429</text:p>
      <text:p text:style-name="P8">Best hyperparametre = 7.0</text:p>
      <text:p text:style-name="P8">Vecteur: kernel = &lt;function noyauPolynomial at 0xb5dcb10c&gt; <text:s/>h = 7.0</text:p>
      <text:p text:style-name="P8">Classes predites: </text:p>
      <text:p text:style-name="P14">[-1. -1. <text:s/>1. <text:s/>1. -1. -1. <text:s/>1. <text:s/>1. <text:s/>1. -1. <text:s/>1. -1. -1. <text:s/>1. <text:s/>1. -1. <text:s/>1. <text:s/>1.</text:p>
      <text:p text:style-name="P14"><text:s/>-1. -1. <text:s/>1. <text:s/>1. -1. -1. <text:s/>1. <text:s/>1. <text:s/>1. <text:s/>1. <text:s/>1. <text:s/>1. <text:s/>1. -1. -1. -1. <text:s/>1. <text:s/>1.]</text:p>
      <text:p text:style-name="P4"/>
      <text:p text:style-name="P4"/>
      <text:h text:style-name="P17" text:outline-level="2">Noyau Polynomial + Histogramme</text:h>
      <text:p text:style-name="P4"/>
      <text:p text:style-name="P8">Erreurs :</text:p>
      <text:p text:style-name="P8">[ 0.28571429 <text:s/>0.28571429 <text:s/>0.28571429 <text:s/>0.21428571 <text:s/>0.21428571 <text:s/>0.14285714</text:p>
      <text:p text:style-name="P8"><text:s text:c="2"/>0.14285714 <text:s/>0.14285714 <text:s/>0.14285714 <text:s/>0.14285714]</text:p>
      <text:p text:style-name="P8">Erreur moyenne: 0.2</text:p>
      <text:p text:style-name="P8">Best hyperparametre = 6.0</text:p>
      <text:p text:style-name="P8">Histogramme: kernel = &lt;function noyauPolynomial at 0xb5dcd10c&gt; <text:s/>h = 6.0</text:p>
      <text:p text:style-name="P8">Classes predites: </text:p>
      <text:p text:style-name="P8">[-1. <text:s/>1. <text:s/>1. <text:s/>1. -1. <text:s/>1. <text:s/>1. <text:s/>1. <text:s/>1. <text:s/>1. <text:s/>1. <text:s/>1. -1. <text:s/>1. <text:s/>1. -1. <text:s/>1. <text:s/>1.</text:p>
      <text:p text:style-name="P8"><text:s text:c="2"/>1. -1. -1. <text:s/>1. <text:s/>1. -1. -1. <text:s/>1. <text:s/>1. -1. <text:s/>1. <text:s/>1. <text:s/>1. -1. <text:s/>1. -1. <text:s/>1. <text:s/>1.]</text:p>
      <text:p text:style-name="P8"/>
      <text:p text:style-name="P8"/>
      <text:p text:style-name="P13"><text:tab/>Selon les résultats des erreur<text:span text:style-name="T5">s</text:span> renvoyées, le modèle « <text:span text:style-name="T2">Noyau Gaussien + Vecteur » </text:span>semble le plus efficace. <text:span text:style-name="T7">Il ne varie pas d'un test à un autre et sa moyenne d'erreur est la plus basse, voire très basse selon le test ci-dessous.</text:span></text:p>
      <text:p text:style-name="P13"/>
      <text:p text:style-name="P13">Les 2 modèles à vecteurs sont en général similaires, il n'y a que 2 à 5 photos qui n'ont pas la même classe.</text:p>
      <text:p text:style-name="P13">Ensuite, il y a toujours une dizaine de différences entre les modèles qui utilisent le noyau polynomial <text:span text:style-name="T6">ainsi que pour les 2 modèles qui n'ont pas de paramètre en communs.</text:span>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A" table:number-columns-repeated="2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1">Noyau Gaussien + Vecteur</text:p>
          </table:table-cell>
          <table:table-cell table:style-name="Tableau1.A1" office:value-type="string">
            <text:p text:style-name="P11">Noyau Polynomial + Vecteur</text:p>
          </table:table-cell>
          <table:table-cell table:style-name="Tableau1.D1" office:value-type="string">
            <text:p text:style-name="P11">Noyau Polynomial + Histogramme</text:p>
          </table:table-cell>
        </table:table-row>
        <table:table-row>
          <table:table-cell table:style-name="Tableau1.A2" office:value-type="string">
            <text:p text:style-name="P11">Noyau Gaussien + Vecteur</text:p>
          </table:table-cell>
          <table:table-cell table:style-name="Tableau1.B2" office:value-type="string">
            <text:p text:style-name="P9"/>
          </table:table-cell>
          <table:table-cell table:style-name="Tableau1.A2" office:value-type="string">
            <text:p text:style-name="P15">2 à 5</text:p>
          </table:table-cell>
          <table:table-cell table:style-name="Tableau1.D3" office:value-type="string">
            <text:p text:style-name="P12">Une dizaine</text:p>
          </table:table-cell>
        </table:table-row>
        <table:table-row>
          <table:table-cell table:style-name="Tableau1.A2" office:value-type="string">
            <text:p text:style-name="P11">Noyau Polynomial + Vecteur</text:p>
          </table:table-cell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16"/>
          </table:table-cell>
          <table:table-cell table:style-name="Tableau1.D3" office:value-type="string">
            <text:p text:style-name="P12">Une dizaine</text:p>
          </table:table-cell>
        </table:table-row>
        <table:table-row>
          <table:table-cell table:style-name="Tableau1.A2" office:value-type="string">
            <text:p text:style-name="P11">Noyau Polynomial + Histogramme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D4" office:value-type="string">
            <text:p text:style-name="P9"><text:s/></text:p>
          </table:table-cell>
        </table:table-row>
      </table:table>
      <text:p text:style-name="P10"/>
      <text:p text:style-name="P10"/>
      <text:p text:style-name="P13">Cas d'application du modèle « <text:span text:style-name="T2">Noyau Gaussien + Vecteur » </text:span>assez improbable que nous avons eu lors des tests :</text:p>
      <text:p text:style-name="P10"/>
      <text:p text:style-name="P10"><text:soft-page-break/>Erreurs :</text:p>
      <text:p text:style-name="P10">[ 0. <text:s text:c="9"/>0.07142857 <text:s/>0. <text:s text:c="9"/>0. <text:s text:c="9"/>0. <text:s text:c="9"/>0.</text:p>
      <text:p text:style-name="P10"><text:s text:c="2"/>0.07142857 <text:s/>0.07142857 <text:s/>0. <text:s text:c="9"/>0. <text:s text:c="9"/>0. <text:s text:c="9"/>0. <text:s text:c="9"/>0.</text:p>
      <text:p text:style-name="P10"><text:s text:c="2"/>0. <text:s text:c="9"/>0. <text:s text:c="9"/>0. <text:s text:c="9"/>0. <text:s text:c="9"/>0. <text:s text:c="9"/>0. <text:s text:c="9"/>0. <text:s text:c="7"/>]</text:p>
      <text:p text:style-name="P10">Erreur moyenne: 0.0107142857143</text:p>
      <text:p text:style-name="P10">Best hyperparametre = 1000</text:p>
      <text:p text:style-name="P10">Vecteur: kernel = &lt;function noyauGaussien at 0xb5dff17c&gt; <text:s/>h = 1000</text:p>
      <text:p text:style-name="P10">Classes predites: </text:p>
      <text:p text:style-name="P10">[-1. -1. <text:s/>1. <text:s/>1. -1. <text:s/>1. <text:s/>1. <text:s/>1. <text:s/>1. -1. <text:s/>1. -1. -1. <text:s/>1. <text:s/>1. -1. <text:s/>1. <text:s/>1.</text:p>
      <text:p text:style-name="P10"><text:s/>-1. <text:s/>1. <text:s/>1. <text:s/>1. -1. -1. <text:s/>1. <text:s/>1. -1. -1. <text:s/>1. <text:s/>1. <text:s/>1. -1. -1. -1. <text:s/>1. <text:s/>1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normal" fo:font-weight="bold" officeooo:rsid="000bc1cd" officeooo:paragraph-rsid="000bc1cd" style:font-style-asian="normal" style:font-weight-asian="bold" style:font-style-complex="normal" style:font-weight-complex="bold"/>
    </style:style>
    <style:style style:name="MT1" style:family="text">
      <style:text-properties fo:font-style="italic" fo:font-weight="bold" officeooo:rsid="000bc1c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AA<text:tab/><text:tab/>Compte rendu du projet</text:p>
      </style:header>
      <style:footer>
        <text:p text:style-name="Footer"><text:tab/><text:tab/><text:span text:style-name="MT1">Sarah BOUKRIS &amp; Ismaël CUSSA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2T17:15:02.751090829</meta:creation-date>
    <dc:date>2015-01-04T01:00:03.601764363</dc:date>
    <meta:editing-duration>PT37M32S</meta:editing-duration>
    <meta:editing-cycles>9</meta:editing-cycles>
    <meta:generator>LibreOffice/4.2.7.2$Linux_x86 LibreOffice_project/420m0$Build-2</meta:generator>
    <meta:document-statistic meta:table-count="2" meta:image-count="0" meta:object-count="0" meta:page-count="3" meta:paragraph-count="76" meta:word-count="518" meta:character-count="3173" meta:non-whitespace-character-count="2435"/>
  </office:meta>
</office:document-meta>
</file>